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24-01-0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23-01-1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22-01-0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21-03-0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20-01-07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9-01-0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8-01-09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7-01-10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6-01-0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4-01-08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9912" calcext:value-type="float">
            <text:p>69.3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9336" calcext:value-type="float">
            <text:p>67.8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200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9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9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9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9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9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9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9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8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8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8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8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8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8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7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6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5544" calcext:value-type="float">
            <text:p>58.8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7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7152" calcext:value-type="float">
            <text:p>54.9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6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6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67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6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84</text:p>
          </table:table-cell>
          <table:table-cell office:value-type="string" calcext:value-type="string">
            <text:p>196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